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9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" fo:font-size="10pt" style:font-name-asian="Arial1" style:font-size-asian="10pt" style:font-name-complex="Arial1" style:font-size-complex="10pt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2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5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6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9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0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11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4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6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2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8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0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41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4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6" style:family="table-cell" style:parent-style-name="Excel_20_Built-in_20_Comma" style:data-style-name="N3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7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LINKOTEL S.A.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Propiedades y Equip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02"/>
          <table:table-cell table:style-name="ce114"/>
          <table:table-cell table:style-name="ce102"/>
          <table:table-cell table:style-name="ce122"/>
          <table:table-cell table:style-name="ce126"/>
          <table:table-cell table:style-name="ce19"/>
          <table:table-cell table:style-name="ce138"/>
          <table:table-cell table:style-name="ce14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 office:value-type="string" office:string-value="PROPIEDAD, PLANTA Y EQUIPO" calcext:value-type="string">
            <text:p><text:s/>PROPIEDAD, PLANTA Y EQUIPO </text:p>
          </table:table-cell>
          <table:table-cell table:style-name="ce26"/>
          <table:table-cell table:style-name="ce103"/>
          <table:table-cell table:style-name="ce115"/>
          <table:table-cell table:style-name="ce104"/>
          <table:table-cell table:style-name="ce123" table:formula="of:=[.D10]+[.E10]-[.F10]" office:value-type="float" office:value="0" calcext:value-type="float">
            <text:p>0</text:p>
          </table:table-cell>
          <table:table-cell table:style-name="ce10"/>
          <table:table-cell table:style-name="ce80" office:value-type="string" office:string-value="PROPIEDAD, PLANTA Y EQUIPO" calcext:value-type="string">
            <text:p><text:s/>PROPIEDAD, PLANTA Y EQUIPO </text:p>
          </table:table-cell>
          <table:table-cell table:style-name="ce140"/>
          <table:table-cell table:style-name="ce14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2.01.02" calcext:value-type="string">
            <text:p><text:s/>1.2.01.02 </text:p>
          </table:table-cell>
          <table:table-cell table:style-name="ce81" office:value-type="string" office:string-value="Vehículos" calcext:value-type="string">
            <text:p><text:s/>Vehículos </text:p>
          </table:table-cell>
          <table:table-cell table:style-name="ce34"/>
          <table:table-cell table:style-name="ce104" office:value-type="float" office:value="15000" calcext:value-type="float">
            <text:p>15,000</text:p>
          </table:table-cell>
          <table:table-cell table:style-name="ce115"/>
          <table:table-cell table:style-name="ce104"/>
          <table:table-cell table:style-name="ce123" table:formula="of:=[.D11]+[.E11]-[.F11]" office:value-type="float" office:value="15000" calcext:value-type="float">
            <text:p>15,000</text:p>
          </table:table-cell>
          <table:table-cell table:style-name="ce10" office:value-type="string" office:string-value="1.2.01.02" calcext:value-type="string">
            <text:p><text:s/>1.2.01.02 </text:p>
          </table:table-cell>
          <table:table-cell table:style-name="ce81" office:value-type="string" office:string-value="Vehículos" calcext:value-type="string">
            <text:p><text:s/>Vehículos </text:p>
          </table:table-cell>
          <table:table-cell table:style-name="ce104" office:value-type="float" office:value="15000" calcext:value-type="float">
            <text:p>15,000</text:p>
          </table:table-cell>
          <table:table-cell table:style-name="ce145" table:formula="of:=+[.G11]-[.J11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2.01.03" calcext:value-type="string">
            <text:p><text:s/>1.2.01.03 </text:p>
          </table:table-cell>
          <table:table-cell table:style-name="ce81" office:value-type="string" office:string-value="Equipo de Computación" calcext:value-type="string">
            <text:p><text:s/>Equipo de Computación </text:p>
          </table:table-cell>
          <table:table-cell table:style-name="ce34"/>
          <table:table-cell table:style-name="ce104" office:value-type="float" office:value="143209.23" calcext:value-type="float">
            <text:p>143,209</text:p>
          </table:table-cell>
          <table:table-cell table:style-name="ce115"/>
          <table:table-cell table:style-name="ce104"/>
          <table:table-cell table:style-name="ce123" table:formula="of:=[.D12]+[.E12]-[.F12]" office:value-type="float" office:value="143209.23" calcext:value-type="float">
            <text:p>143,209</text:p>
          </table:table-cell>
          <table:table-cell table:style-name="ce10" office:value-type="string" office:string-value="1.2.01.03" calcext:value-type="string">
            <text:p><text:s/>1.2.01.03 </text:p>
          </table:table-cell>
          <table:table-cell table:style-name="ce81" office:value-type="string" office:string-value="Equipo de Computación" calcext:value-type="string">
            <text:p><text:s/>Equipo de Computación </text:p>
          </table:table-cell>
          <table:table-cell table:style-name="ce104" office:value-type="float" office:value="125552.68" calcext:value-type="float">
            <text:p>125,553</text:p>
          </table:table-cell>
          <table:table-cell table:style-name="ce145" table:formula="of:=+[.G12]-[.J12]" office:value-type="float" office:value="17656.55" calcext:value-type="float">
            <text:p>17,65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2.01.04" calcext:value-type="string">
            <text:p><text:s/>1.2.01.04 </text:p>
          </table:table-cell>
          <table:table-cell table:style-name="ce81" office:value-type="string" office:string-value="Equipo de Telecomunicaciones" calcext:value-type="string">
            <text:p><text:s/>Equipo de Telecomunicaciones </text:p>
          </table:table-cell>
          <table:table-cell table:style-name="ce34"/>
          <table:table-cell table:style-name="ce104" office:value-type="float" office:value="271292.75" calcext:value-type="float">
            <text:p>271,293</text:p>
          </table:table-cell>
          <table:table-cell table:style-name="ce115"/>
          <table:table-cell table:style-name="ce104"/>
          <table:table-cell table:style-name="ce123" table:formula="of:=[.D13]+[.E13]-[.F13]" office:value-type="float" office:value="271292.75" calcext:value-type="float">
            <text:p>271,293</text:p>
          </table:table-cell>
          <table:table-cell table:style-name="ce10" office:value-type="string" office:string-value="1.2.01.04" calcext:value-type="string">
            <text:p><text:s/>1.2.01.04 </text:p>
          </table:table-cell>
          <table:table-cell table:style-name="ce81" office:value-type="string" office:string-value="Equipo de Telecomunicaciones" calcext:value-type="string">
            <text:p><text:s/>Equipo de Telecomunicaciones </text:p>
          </table:table-cell>
          <table:table-cell table:style-name="ce104" office:value-type="float" office:value="260911.55" calcext:value-type="float">
            <text:p>260,912</text:p>
          </table:table-cell>
          <table:table-cell table:style-name="ce145" table:formula="of:=+[.G13]-[.J13]" office:value-type="float" office:value="10381.2" calcext:value-type="float">
            <text:p>10,381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2.01.05" calcext:value-type="string">
            <text:p><text:s/>1.2.01.05 </text:p>
          </table:table-cell>
          <table:table-cell table:style-name="ce81" office:value-type="string" office:string-value="Edificio e Instalaciones" calcext:value-type="string">
            <text:p><text:s/>Edificio e Instalaciones </text:p>
          </table:table-cell>
          <table:table-cell table:style-name="ce34"/>
          <table:table-cell table:style-name="ce104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3" table:formula="of:=[.D14]+[.E14]-[.F14]" office:value-type="float" office:value="0" calcext:value-type="float">
            <text:p>0</text:p>
          </table:table-cell>
          <table:table-cell table:style-name="ce10" office:value-type="string" office:string-value="1.2.01.05" calcext:value-type="string">
            <text:p><text:s/>1.2.01.05 </text:p>
          </table:table-cell>
          <table:table-cell table:style-name="ce81" office:value-type="string" office:string-value="Edificio e Instalaciones" calcext:value-type="string">
            <text:p><text:s/>Edificio e Instalaciones </text:p>
          </table:table-cell>
          <table:table-cell table:style-name="ce104" office:value-type="float" office:value="53497.51" calcext:value-type="float">
            <text:p>53,498</text:p>
          </table:table-cell>
          <table:table-cell table:style-name="ce145" table:formula="of:=+[.G14]-[.J14]" office:value-type="float" office:value="-53497.51" calcext:value-type="float">
            <text:p>-53,498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2.01.07" calcext:value-type="string">
            <text:p><text:s/>1.2.01.07 </text:p>
          </table:table-cell>
          <table:table-cell table:style-name="ce81" office:value-type="string" office:string-value="Redes" calcext:value-type="string">
            <text:p><text:s/>Redes </text:p>
          </table:table-cell>
          <table:table-cell table:style-name="ce34"/>
          <table:table-cell table:style-name="ce104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3" table:formula="of:=[.D15]+[.E15]-[.F15]" office:value-type="float" office:value="0" calcext:value-type="float">
            <text:p>0</text:p>
          </table:table-cell>
          <table:table-cell table:style-name="ce10" office:value-type="string" office:string-value="1.2.01.07" calcext:value-type="string">
            <text:p><text:s/>1.2.01.07 </text:p>
          </table:table-cell>
          <table:table-cell table:style-name="ce81" office:value-type="string" office:string-value="Redes" calcext:value-type="string">
            <text:p><text:s/>Redes </text:p>
          </table:table-cell>
          <table:table-cell table:style-name="ce104" office:value-type="float" office:value="168707.07" calcext:value-type="float">
            <text:p>168,707</text:p>
          </table:table-cell>
          <table:table-cell table:style-name="ce145" table:formula="of:=+[.G15]-[.J15]" office:value-type="float" office:value="-168707.07" calcext:value-type="float">
            <text:p>-168,70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2.01.06" calcext:value-type="string">
            <text:p><text:s/>1.2.01.06 </text:p>
          </table:table-cell>
          <table:table-cell table:style-name="ce81" office:value-type="string" office:string-value="Software" calcext:value-type="string">
            <text:p><text:s/>Software </text:p>
          </table:table-cell>
          <table:table-cell table:style-name="ce34"/>
          <table:table-cell table:style-name="ce104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3" table:formula="of:=[.D16]+[.E16]-[.F16]" office:value-type="float" office:value="0" calcext:value-type="float">
            <text:p>0</text:p>
          </table:table-cell>
          <table:table-cell table:style-name="ce10" office:value-type="string" office:string-value="1.2.01.06" calcext:value-type="string">
            <text:p><text:s/>1.2.01.06 </text:p>
          </table:table-cell>
          <table:table-cell table:style-name="ce81" office:value-type="string" office:string-value="Software" calcext:value-type="string">
            <text:p><text:s/>Software </text:p>
          </table:table-cell>
          <table:table-cell table:style-name="ce104" office:value-type="float" office:value="76828.15" calcext:value-type="float">
            <text:p>76,828</text:p>
          </table:table-cell>
          <table:table-cell table:style-name="ce145" table:formula="of:=+[.G16]-[.J16]" office:value-type="float" office:value="-76828.15" calcext:value-type="float">
            <text:p>-76,828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2.01.09" calcext:value-type="string">
            <text:p><text:s/>1.2.01.09 </text:p>
          </table:table-cell>
          <table:table-cell table:style-name="ce81" office:value-type="string" office:string-value="Otros Activos Fijos" calcext:value-type="string">
            <text:p><text:s/>Otros Activos Fijos </text:p>
          </table:table-cell>
          <table:table-cell table:style-name="ce34"/>
          <table:table-cell table:style-name="ce104" office:value-type="float" office:value="34330.82" calcext:value-type="float">
            <text:p>34,331</text:p>
          </table:table-cell>
          <table:table-cell table:style-name="ce115"/>
          <table:table-cell table:style-name="ce104"/>
          <table:table-cell table:style-name="ce123" table:formula="of:=[.D17]+[.E17]-[.F17]" office:value-type="float" office:value="34330.82" calcext:value-type="float">
            <text:p>34,331</text:p>
          </table:table-cell>
          <table:table-cell table:style-name="ce10" office:value-type="string" office:string-value="1.2.01.09" calcext:value-type="string">
            <text:p><text:s/>1.2.01.09 </text:p>
          </table:table-cell>
          <table:table-cell table:style-name="ce81" office:value-type="string" office:string-value="Otros Activos Fijos" calcext:value-type="string">
            <text:p><text:s/>Otros Activos Fijos </text:p>
          </table:table-cell>
          <table:table-cell table:style-name="ce104" office:value-type="float" office:value="32440.74" calcext:value-type="float">
            <text:p>32,441</text:p>
          </table:table-cell>
          <table:table-cell table:style-name="ce145" table:formula="of:=+[.G17]-[.J17]" office:value-type="float" office:value="1890.08" calcext:value-type="float">
            <text:p>1,89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1"/>
          <table:table-cell table:style-name="ce34"/>
          <table:table-cell table:style-name="ce104"/>
          <table:table-cell table:style-name="ce115"/>
          <table:table-cell table:style-name="ce104"/>
          <table:table-cell table:style-name="ce123"/>
          <table:table-cell table:style-name="ce10"/>
          <table:table-cell table:style-name="ce81"/>
          <table:table-cell table:style-name="ce104"/>
          <table:table-cell table:style-name="ce14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2.02" calcext:value-type="string">
            <text:p><text:s/>1.2.02 </text:p>
          </table:table-cell>
          <table:table-cell table:style-name="ce31" office:value-type="string" office:string-value="Depreciación acumulada" calcext:value-type="string">
            <text:p><text:s/>Depreciación acumulada </text:p>
          </table:table-cell>
          <table:table-cell table:style-name="ce34"/>
          <table:table-cell table:style-name="ce104" office:value-type="float" office:value="-212749.01" calcext:value-type="float">
            <text:p>-212,749</text:p>
          </table:table-cell>
          <table:table-cell table:style-name="ce115"/>
          <table:table-cell table:style-name="ce104"/>
          <table:table-cell table:style-name="ce123" table:formula="of:=[.D19]+[.E19]-[.F19]" office:value-type="float" office:value="-212749.01" calcext:value-type="float">
            <text:p>-212,749</text:p>
          </table:table-cell>
          <table:table-cell table:style-name="ce10" office:value-type="string" office:string-value="1.2.02" calcext:value-type="string">
            <text:p><text:s/>1.2.02 </text:p>
          </table:table-cell>
          <table:table-cell table:style-name="ce31" office:value-type="string" office:string-value="Depreciación acumulada" calcext:value-type="string">
            <text:p><text:s/>Depreciación acumulada </text:p>
          </table:table-cell>
          <table:table-cell table:style-name="ce104" office:value-type="float" office:value="-512457.26" calcext:value-type="float">
            <text:p>-512,457</text:p>
          </table:table-cell>
          <table:table-cell table:style-name="ce145" table:formula="of:=+[.G19]-[.J19]" office:value-type="float" office:value="299708.25" calcext:value-type="float">
            <text:p>299,708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5" table:number-columns-repeated="3"/>
          <table:table-cell table:style-name="ce124"/>
          <table:table-cell table:style-name="ce127"/>
          <table:table-cell table:style-name="ce40"/>
          <table:table-cell table:style-name="ce141"/>
          <table:table-cell table:style-name="ce14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6" table:formula="of:=SUM([.D9:.D20])" office:value-type="float" office:value="251083.79" calcext:value-type="float">
            <text:p>251,084</text:p>
          </table:table-cell>
          <table:table-cell table:style-name="ce106" table:formula="of:=SUM([.E9:.E20])" office:value-type="float" office:value="0" calcext:value-type="float">
            <text:p>0</text:p>
          </table:table-cell>
          <table:table-cell table:style-name="ce106" table:formula="of:=SUM([.F9:.F20])" office:value-type="float" office:value="0" calcext:value-type="float">
            <text:p>0</text:p>
          </table:table-cell>
          <table:table-cell table:style-name="ce106" table:formula="of:=SUM([.G9:.G20])" office:value-type="float" office:value="251083.79" calcext:value-type="float">
            <text:p>251,084</text:p>
          </table:table-cell>
          <table:table-cell table:style-name="ce41" table:number-columns-repeated="2"/>
          <table:table-cell table:style-name="ce106" table:formula="of:=SUM([.J9:.J20])" office:value-type="float" office:value="220480.44" calcext:value-type="float">
            <text:p>220,480</text:p>
          </table:table-cell>
          <table:table-cell table:style-name="ce147" table:formula="of:=SUM([.K9:.K20])" office:value-type="float" office:value="30603.35" calcext:value-type="float">
            <text:p>30,603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109"/>
          <table:table-cell table:style-name="ce118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89" office:value-type="string" calcext:value-type="string">
            <text:p>Clasificación:</text:p>
          </table:table-cell>
          <table:table-cell table:style-name="ce57"/>
          <table:table-cell table:style-name="ce110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90" office:value-type="string" calcext:value-type="string">
            <text:p>Equipos de Telecomunicaciones</text:p>
          </table:table-cell>
          <table:table-cell table:style-name="ce57"/>
          <table:table-cell table:style-name="ce110" table:formula="of:=[.G13]" office:value-type="float" office:value="271292.75" calcext:value-type="float">
            <text:p>271,293</text:p>
          </table:table-cell>
          <table:table-cell table:style-name="ce110" table:formula="of:=[.J13]" office:value-type="float" office:value="260911.55" calcext:value-type="float">
            <text:p>260,912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90" office:value-type="string" calcext:value-type="string">
            <text:p>Equipos de Cómputo</text:p>
          </table:table-cell>
          <table:table-cell table:style-name="ce57"/>
          <table:table-cell table:style-name="ce110" table:formula="of:=[.G12]" office:value-type="float" office:value="143209.23" calcext:value-type="float">
            <text:p>143,209</text:p>
          </table:table-cell>
          <table:table-cell table:style-name="ce110" table:formula="of:=[.J12]" office:value-type="float" office:value="125552.68" calcext:value-type="float">
            <text:p>125,553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90" office:value-type="string" calcext:value-type="string">
            <text:p>Vehículos</text:p>
          </table:table-cell>
          <table:table-cell table:style-name="ce57"/>
          <table:table-cell table:style-name="ce110" table:formula="of:=[.G11]" office:value-type="float" office:value="15000" calcext:value-type="float">
            <text:p>15,000</text:p>
          </table:table-cell>
          <table:table-cell table:style-name="ce110" table:formula="of:=[.J11]" office:value-type="float" office:value="15000" calcext:value-type="float">
            <text:p>15,00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90" office:value-type="string" calcext:value-type="string">
            <text:p>Otros Activos Fijos</text:p>
          </table:table-cell>
          <table:table-cell table:style-name="ce57"/>
          <table:table-cell table:style-name="ce110" table:formula="of:=SUM([.G14:.G17])" office:value-type="float" office:value="34330.82" calcext:value-type="float">
            <text:p>34,331</text:p>
          </table:table-cell>
          <table:table-cell table:style-name="ce110" table:formula="of:=SUM([.J14:.J17])" office:value-type="float" office:value="331473.47" calcext:value-type="float">
            <text:p>331,473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110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Depreciación Acumulada</text:p>
          </table:table-cell>
          <table:table-cell table:style-name="ce57"/>
          <table:table-cell table:style-name="ce110" table:formula="of:=[.G19]" office:value-type="float" office:value="-212749.01" calcext:value-type="float">
            <text:p>-212,749</text:p>
          </table:table-cell>
          <table:table-cell table:style-name="ce110" table:formula="of:=[.J19]" office:value-type="float" office:value="-512457.26" calcext:value-type="float">
            <text:p>-512,457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111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6" table:formula="of:=+SUM([.D26:.D33])" office:value-type="float" office:value="251083.79" calcext:value-type="float">
            <text:p>251,084</text:p>
          </table:table-cell>
          <table:table-cell table:style-name="ce106" table:formula="of:=+SUM([.E26:.E33])" office:value-type="float" office:value="220480.44" calcext:value-type="float">
            <text:p>220,48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22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percentage-style style:name="N136">
      <number:number number:decimal-places="0" loext:min-decimal-places="0" number:min-integer-digits="1"/>
      <number:text> %</number:text>
    </number:percentage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style:text-properties fo:color="#ff0000"/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number number:decimal-places="0" loext:min-decimal-places="0" number:min-integer-digits="1" number:grouping="true"/>
      <style:map style:condition="value()&gt;=0" style:apply-style-name="N138P0"/>
    </number:number-style>
    <number:date-style style:name="N139">
      <number:day/>
      <number:text> de </number:text>
      <number:month number:textual="true"/>
      <number:text> de </number:text>
      <number:year/>
    </number:date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date-style style:name="N141P0" style:volatile="true">
      <number:day/>
      <number:text>-</number:text>
      <number:month/>
      <number:text>-</number:text>
      <number:year/>
    </number:date-style>
    <number:text-style style:name="N141">
      <number:text-content/>
      <style:map style:condition="value()&lt;=1.79769313486232E+308" style:apply-style-name="N141P0"/>
    </number:text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2P0"/>
    </number:number-style>
    <number:percentage-style style:name="N143">
      <number:number number:decimal-places="2" loext:min-decimal-places="2" number:min-integer-digits="1"/>
      <number:text> %</number:text>
    </number:percentage-style>
    <number:number-style style:name="N144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 style:data-style-name="N2" text:time-value="14:52:12.6624353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13T15:26:41.991185281</dc:date>
    <meta:editing-cycles>7</meta:editing-cycles>
    <meta:editing-duration>PT1H15M56S</meta:editing-duration>
    <meta:document-statistic meta:table-count="1" meta:cell-count="134" meta:object-count="0"/>
  </office:meta>
</office:document-meta>
</file>